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Lock.closeRandomAccess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Lock.rele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Lock.RepositoryLock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Lock.acqui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Lock.try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